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string" calcext:value-type="string">
            <text:p>MemorySignal</text:p>
          </table:table-cell>
          <table:table-cell office:value-type="string" calcext:value-type="string">
            <text:p>InputOutpu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Sharing</text:p>
          </table:table-cell>
          <table:table-cell office:value-type="string" calcext:value-type="string">
            <text:p>VideoFormating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VideoEncoder</text:p>
          </table:table-cell>
          <table:table-cell office:value-type="string" calcext:value-type="string">
            <text:p>PowerSources</text:p>
          </table:table-cell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A,B,C,D,E,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14N</text:p>
          </table:table-cell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N74HC11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N74HC257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A,B,C</text:p>
          </table:table-cell>
          <table:table-cell table:number-columns-repeated="3"/>
          <table:table-cell office:value-type="string" calcext:value-type="string">
            <text:p>D,E,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74HC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4HC86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N74HC02N</text:p>
          </table:table-cell>
          <table:table-cell office:value-type="string" calcext:value-type="string">
            <text:p>A,C,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12</text:p>
          </table:table-cell>
          <table:table-cell table:style-name="ce4" office:value-type="string" calcext:value-type="string">
            <text:p>SN74HC08N</text:p>
          </table:table-cell>
          <table:table-cell table:style-name="ce4" office:value-type="string" calcext:value-type="string">
            <text:p>A,B,C,D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SN74HC74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SN74HC393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SN74HC74N</text:p>
          </table:table-cell>
          <table:table-cell/>
          <table:table-cell office:value-type="string" calcext:value-type="string">
            <text:p>A,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SN74HC273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SN74HC257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SN74HC273N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AY-2-8912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LM311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SN74HC244N</text:p>
          </table:table-cell>
          <table:table-cell table:number-columns-repeated="2"/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SN74HC245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Z80CPU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SN74HC244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GAL16V8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29F040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SN74HC32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C,</text:p>
          </table:table-cell>
          <table:table-cell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SN74HC00N</text:p>
          </table:table-cell>
          <table:table-cell table:number-columns-repeated="4"/>
          <table:table-cell office:value-type="string" calcext:value-type="string">
            <text:p>A,B,C,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SN74HC74N</text:p>
          </table:table-cell>
          <table:table-cell table:number-columns-repeated="4"/>
          <table:table-cell office:value-type="string" calcext:value-type="string">
            <text:p>A,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SN74HC08N</text:p>
          </table:table-cell>
          <table:table-cell table:number-columns-repeated="4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C,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GAL16V8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SN74HC166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SN74HC541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HM638512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SN74HC574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49</text:p>
          </table:table-cell>
          <table:table-cell table:style-name="ce3" office:value-type="string" calcext:value-type="string">
            <text:p>SN74HC08N</text:p>
          </table:table-cell>
          <table:table-cell table:style-name="ce3" table:number-columns-repeated="9"/>
          <table:table-cell table:style-name="ce3" office:value-type="string" calcext:value-type="string">
            <text:p>A,B,C,D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AD724</text:p>
          </table:table-cell>
          <table:table-cell table:number-columns-repeated="7"/>
          <table:table-cell office:value-type="string" calcext:value-type="string">
            <text:p>A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S1</text:p>
          </table:table-cell>
          <table:table-cell office:value-type="string" calcext:value-type="string">
            <text:p>LM2596S-5.0V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S2</text:p>
          </table:table-cell>
          <table:table-cell office:value-type="string" calcext:value-type="string">
            <text:p>ST662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8:16:37.620488043</meta:creation-date>
    <dc:date>2022-07-24T17:15:28.458795453</dc:date>
    <meta:editing-duration>PT4H46M44S</meta:editing-duration>
    <meta:editing-cycles>15</meta:editing-cycles>
    <meta:generator>LibreOffice/7.3.4.2$Linux_X86_64 LibreOffice_project/30$Build-2</meta:generator>
    <meta:document-statistic meta:table-count="1" meta:cell-count="179" meta:object-count="0"/>
  </office:meta>
</office:document-meta>
</file>